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2464616768149827035" text:style-name="L1">
        <text:list-item>
          <text:p text:style-name="P6">Create TileScript.cs with all properties/methods</text:p>
        </text:list-item>
        <text:list-item>
          <text:p text:style-name="P6">Create Tile prefabs/sprites</text:p>
        </text:list-item>
        <text:list-item>
          <text:p text:style-name="P6">Implement tile types</text:p>
          <text:list>
            <text:list-item>
              <text:p text:style-name="P6">dirt </text:p>
            </text:list-item>
            <text:list-item>
              <text:p text:style-name="P6">grass</text:p>
            </text:list-item>
            <text:list-item>
              <text:p text:style-name="P6">deep water</text:p>
            </text:list-item>
          </text:list>
        </text:list-item>
      </text:list>
      <text:list xml:id="list509047970389887517" text:style-name="L2">
        <text:list-item>
          <text:p text:style-name="P7">Implement tile bool properties</text:p>
          <text:list>
            <text:list-item>
              <text:p text:style-name="P7">IsWalkable</text:p>
            </text:list-item>
            <text:list-item>
              <text:p text:style-name="P7">IsOccupiable</text:p>
            </text:list-item>
            <text:list-item>
              <text:p text:style-name="P7">IsBlockingLoS</text:p>
            </text:list-item>
            <text:list-item>
              <text:p text:style-name="P7">IsBuildable</text:p>
            </text:list-item>
            <text:list-item>
              <text:p text:style-name="P7">ProvidesHalfCover</text:p>
            </text:list-item>
            <text:list-item>
              <text:p text:style-name="P7">ProvidesFullCover</text:p>
            </text:list-item>
          </text:list>
        </text:list-item>
      </text:list>
      <text:p text:style-name="P1">World</text:p>
      <text:list xml:id="list8911280715720995396" text:style-name="L3">
        <text:list-item>
          <text:p text:style-name="P8">Create LevelManager/generator script</text:p>
        </text:list-item>
        <text:list-item>
          <text:p text:style-name="P8">Levelmanager creates world from text file</text:p>
        </text:list-item>
        <text:list-item>
          <text:p text:style-name="P8">Implement tile/world object creation pairings that create the combo's on map generation</text:p>
          <text:list>
            <text:list-item>
              <text:p text:style-name="P8">Grass with tree</text:p>
            </text:list-item>
            <text:list-item>
              <text:p text:style-name="P8">Grass with rubble</text:p>
            </text:list-item>
            <text:list-item>
              <text:p text:style-name="P8">Dirt with tree</text:p>
            </text:list-item>
            <text:list-item>
              <text:p text:style-name="P8">Dirt with Rock</text:p>
            </text:list-item>
            <text:list-item>
              <text:p text:style-name="P8">dirt with gold node</text:p>
            </text:list-item>
            <text:list-item>
              <text:p text:style-name="P8">dirt with steel node</text:p>
            </text:list-item>
            <text:list-item>
              <text:p text:style-name="P8">dirt with rubble</text:p>
            </text:list-item>
          </text:list>
        </text:list-item>
      </text:list>
      <text:p text:style-name="P1"><text:soft-page-break/>World Objects</text:p>
      <text:list xml:id="list2251540014331791854" text:style-name="L4">
        <text:list-item>
          <text:p text:style-name="P9">Implement WorldObject.cs / inheritance structure</text:p>
        </text:list-item>
        <text:list-item>
          <text:p text:style-name="P9">Implement worldobject prefabs</text:p>
          <text:list>
            <text:list-item>
              <text:p text:style-name="P9">tree</text:p>
            </text:list-item>
            <text:list-item>
              <text:p text:style-name="P9">rubble</text:p>
            </text:list-item>
            <text:list-item>
              <text:p text:style-name="P9">Gold Node</text:p>
            </text:list-item>
            <text:list-item>
              <text:p text:style-name="P9">Steel Node</text:p>
            </text:list-item>
            <text:list-item>
              <text:p text:style-name="P9">Rock</text:p>
            </text:list-item>
          </text:list>
        </text:list-item>
        <text:list-item>
          <text:p text:style-name="P9">Implement world object bool properties</text:p>
          <text:list>
            <text:list-item>
              <text:p text:style-name="P9">PreventsMovementThrough</text:p>
            </text:list-item>
            <text:list-item>
              <text:p text:style-name="P9">PreventsOccupation</text:p>
            </text:list-item>
            <text:list-item>
              <text:p text:style-name="P9">BlocksLoS</text:p>
            </text:list-item>
            <text:list-item>
              <text:p text:style-name="P9">ProvidesHalfCover</text:p>
            </text:list-item>
            <text:list-item>
              <text:p text:style-name="P9">ProvidesFullCover</text:p>
            </text:list-item>
          </text:list>
        </text:list-item>
      </text:list>
      <text:p text:style-name="P4">Sprint 2: Defenders, Enemies, Weapons, Movement, Abilities (completed 20/9/19)</text:p>
      <text:list xml:id="list7670265250469895403" text:style-name="L5">
        <text:list-item>
          <text:p text:style-name="P10">Create LivingEntity cs and inheritance structure</text:p>
        </text:list-item>
        <text:list-item>
          <text:p text:style-name="P10">Create rifleman prefab</text:p>
        </text:list-item>
        <text:list-item>
          <text:p text:style-name="P10">Create Hive Charge and Hive Spitter prefabs</text:p>
        </text:list-item>
        <text:list-item>
          <text:p text:style-name="P10">Create UI panel for buying/selecting/placing defenders</text:p>
        </text:list-item>
        <text:list-item>
          <text:p text:style-name="P10">Create scripts</text:p>
          <text:list>
            <text:list-item>
              <text:p text:style-name="P10">AbilityDataSO</text:p>
            </text:list-item>
            <text:list-item>
              <text:p text:style-name="P10">Ability</text:p>
            </text:list-item>
            <text:list-item>
              <text:p text:style-name="P10">Ability Library</text:p>
            </text:list-item>
            <text:list-item>
              <text:p text:style-name="P10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8186708597165403806" text:style-name="L6">
        <text:list-item>
          <text:p text:style-name="P11">LoS implement DONE</text:p>
        </text:list-item>
        <text:list-item>
          <text:p text:style-name="P11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2118955460264418938" text:style-name="L7">
        <text:list-item>
          <text:p text:style-name="P12">Enemies target spaceship correctly DONE</text:p>
          <text:list>
            <text:list-item>
              <text:p text:style-name="P12">no erorrs occur when spaceship is destroyed DONE</text:p>
            </text:list-item>
          </text:list>
        </text:list-item>
        <text:list-item>
          <text:p text:style-name="P12">Spaceship HandleDeath method triggers eventmanager method DONE</text:p>
        </text:list-item>
        <text:list-item>
          <text:p text:style-name="P12">Implement EventManager StartNewGameOverEvent() DONE</text:p>
        </text:list-item>
        <text:list-item>
          <text:p text:style-name="P12">Camera moves towards and looks at space ship when destroyed DONE</text:p>
        </text:list-item>
        <text:list-item>
          <text:p text:style-name="P12">Space ship explosion animation OR yield wait for 2 seconds implemented DONE</text:p>
        </text:list-item>
        <text:list-item>
          <text:p text:style-name="P12">Game over panel created and designed DONE</text:p>
        </text:list-item>
        <text:list-item>
          <text:p text:style-name="P12">game over panel “Start Again” button reloads the scene DONE</text:p>
        </text:list-item>
        <text:list-item>
          <text:p text:style-name="P12">Add DontDestroyOnLoad() to all required singleton objects DONE</text:p>
        </text:list-item>
      </text:list>
      <text:p text:style-name="P4">Sprint 5: Camera movement (completed 23/9/19)</text:p>
      <text:list xml:id="list4002800945686059718" text:style-name="L8">
        <text:list-item>
          <text:p text:style-name="P13">Import cinemachine assets DONE</text:p>
        </text:list-item>
        <text:list-item>
          <text:p text:style-name="P13">Import cameramanager script from previous project DONE</text:p>
        </text:list-item>
        <text:list-item>
          <text:p text:style-name="P13">change all camera settings DONE</text:p>
          <text:list>
            <text:list-item>
              <text:p text:style-name="P13">camera is now orthographic, not perspective DONE</text:p>
            </text:list-item>
            <text:list-item>
              <text:p text:style-name="P13">fine tune camera settings / limitations DONE</text:p>
              <text:list>
                <text:list-item>
                  <text:p text:style-name="P13">min/max camera zoom</text:p>
                </text:list-item>
                <text:list-item>
                  <text:p text:style-name="P13">camera zoom speed</text:p>
                </text:list-item>
                <text:list-item>
                  <text:p text:style-name="P13">camera look speed</text:p>
                </text:list-item>
              </text:list>
            </text:list-item>
          </text:list>
        </text:list-item>
      </text:list>
      <text:list xml:id="list6433748327611677840" text:style-name="L9">
        <text:list-item>
          <text:p text:style-name="P14">Implement camera looks at defender when selected DONE</text:p>
        </text:list-item>
        <text:list-item>
          <text:p text:style-name="P14">Implement camera looks at enemy during their activation DONE</text:p>
        </text:list-item>
        <text:list-item>
          <text:p text:style-name="P14">Implement camera looks at spaceship when it destroyed during game over event DONE</text:p>
        </text:list-item>
        <text:list-item>
          <text:p text:style-name="P14">Remove bugs, jittererness DONE</text:p>
        </text:list-item>
      </text:list>
      <text:p text:style-name="P4">Sprint 6: Tile logic updates (completed 23/9/19)</text:p>
      <text:list xml:id="list4557424686468783970" text:style-name="L10">
        <text:list-item>
          <text:p text:style-name="P15">refactor levelmanager occupy/unoccupy tile logic into tilescript DONE</text:p>
        </text:list-item>
        <text:list-item>
          <text:p text:style-name="P15">rework bool properties that handle occupation, Los and moveability of tiles DONE</text:p>
        </text:list-item>
        <text:list-item>
          <text:p text:style-name="P15">rework methods that handle occupation, Los and moveability of tiles DONE</text:p>
        </text:list-item>
        <text:list-item>
          <text:p text:style-name="P15"><text:soft-page-break/>Update Astar pathfinding and getpath method DONE</text:p>
        </text:list-item>
      </text:list>
      <text:p text:style-name="P4">Sprint 7: Simple map and new world objects</text:p>
      <text:list xml:id="list973682187546300590" text:style-name="L11">
        <text:list-item>
          <text:p text:style-name="P16">Design and implement a simple but tactically interesting map for early dev phase DONE</text:p>
        </text:list-item>
        <text:list-item>
          <text:p text:style-name="P16">Rubble world object implemented and working DONE</text:p>
        </text:list-item>
        <text:list-item>
          <text:p text:style-name="P16">All tiles working DONE</text:p>
          <text:list>
            <text:list-item>
              <text:p text:style-name="P16">Water prevents movemen through and on DONE</text:p>
            </text:list-item>
          </text:list>
        </text:list-item>
      </text:list>
      <text:list xml:id="list576740152493298133" text:style-name="L12">
        <text:list-item>
          <text:p text:style-name="P17">All world objects working DONE</text:p>
          <text:list>
            <text:list-item>
              <text:p text:style-name="P17">rubble can be moved through but not moved on DONE</text:p>
            </text:list-item>
            <text:list-item>
              <text:p text:style-name="P17">trees cant be moved through or on DONE</text:p>
            </text:list-item>
            <text:list-item>
              <text:p text:style-name="P17">rock walls cant be moved through or on DONE</text:p>
            </text:list-item>
          </text:list>
        </text:list-item>
      </text:list>
      <text:list xml:id="list3709510079059740236" text:style-name="L13">
        <text:list-item>
          <text:p text:style-name="P18">New camoflage system DONE</text:p>
        </text:list-item>
      </text:list>
      <text:list xml:id="list2434961735120432141" text:style-name="L14">
        <text:list-item>
          <text:p text:style-name="P19">camoflage is applied whenever a character moves onto a grass tile DONE</text:p>
        </text:list-item>
        <text:list-item>
          <text:p text:style-name="P19">camoflage is removed whenever a characters moves onto a tile that is not a grass tile DONE</text:p>
        </text:list-item>
      </text:list>
      <text:p text:style-name="P4">Sprint 8: Income, resources and costs (completed 23/9/19)</text:p>
      <text:list xml:id="list287264917197322803" text:style-name="L15">
        <text:list-item>
          <text:p text:style-name="P20">Implement PlayerDataManager script (replaces GameManager) DONE</text:p>
        </text:list-item>
      </text:list>
      <text:list xml:id="list8487039126265643283" text:style-name="L16">
        <text:list-item>
          <text:p text:style-name="P21">PlayerDataManager.ModifyGold working DONE</text:p>
          <text:list>
            <text:list-item>
              <text:p text:style-name="P21">modifies currentGold variable DONE</text:p>
            </text:list-item>
            <text:list-item>
              <text:p text:style-name="P21">updates gold amount text on top panel DONE</text:p>
            </text:list-item>
          </text:list>
        </text:list-item>
        <text:list-item>
          <text:p text:style-name="P21">Gold</text:p>
          <text:list>
            <text:list-item>
              <text:p text:style-name="P21">Player starts with X gold (maybe 10) working DONE</text:p>
            </text:list-item>
            <text:list-item>
              <text:p text:style-name="P21">Rifleman has a gold cost stat</text:p>
            </text:list-item>
            <text:list-item>
              <text:p text:style-name="P21">Buying a rifleman reduces gold DONE</text:p>
            </text:list-item>
            <text:list-item>
              <text:p text:style-name="P21">Player cannot buy a rifleman if they do not not have enough gold DONE</text:p>
            </text:list-item>
            <text:list-item>
              <text:p text:style-name="P21">Player generates gold passively on turn start working DONE</text:p>
            </text:list-item>
          </text:list>
        </text:list-item>
      </text:list>
      <text:list xml:id="list1503187564553599387" text:style-name="L17">
        <text:list-item>
          <text:p text:style-name="P22">ToweButton Script complete rework DONE</text:p>
        </text:list-item>
      </text:list>
      <text:list xml:id="list7540669318918885723" text:style-name="L18">
        <text:list-item>
          <text:p text:style-name="P23">Change name: DefenderButton DONE</text:p>
        </text:list-item>
        <text:list-item>
          <text:p text:style-name="P23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1553080717181460995" text:style-name="L19">
        <text:list-item>
          <text:p text:style-name="P24">Add top panel text to indicate the current player turn DONE</text:p>
        </text:list-item>
        <text:list-item>
          <text:p text:style-name="P24">Give turnmanager a reference to this text DONE</text:p>
        </text:list-item>
        <text:list-item>
          <text:p text:style-name="P24">Decide timing of when a new enemy wave spawns (on player turn start? End?) DONE (player tur start, before defender.OnTurnStart events) DONE</text:p>
        </text:list-item>
        <text:list-item>
          <text:p text:style-name="P24">New methods</text:p>
          <text:list>
            <text:list-item>
              <text:p text:style-name="P24">UpdatePlayerTurnText DONE</text:p>
            </text:list-item>
            <text:list-item>
              <text:p text:style-name="P24">ModifyPlayerTurnCount DONE</text:p>
            </text:list-item>
          </text:list>
        </text:list-item>
      </text:list>
      <text:list xml:id="list5907815731676725205" text:style-name="L20">
        <text:list-item>
          <text:p text:style-name="P25">Change enemy sprites</text:p>
          <text:list>
            <text:list-item>
              <text:p text:style-name="P25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1653869485610712900" text:style-name="L21">
        <text:list-item>
          <text:p text:style-name="P26">PlayerDataManager has a current troop amount and max troop amount property DONE</text:p>
        </text:list-item>
        <text:list-item>
          <text:p text:style-name="P26">top panel display current and max troop count values DONE</text:p>
          <text:list>
            <text:list-item>
              <text:p text:style-name="P26">get troop count icon DONE</text:p>
            </text:list-item>
            <text:list-item>
              <text:p text:style-name="P26">current troop count text DONE</text:p>
            </text:list-item>
            <text:list-item>
              <text:p text:style-name="P26">max troop count text DONE</text:p>
            </text:list-item>
          </text:list>
        </text:list-item>
      </text:list>
      <text:list xml:id="list4986608348354254563" text:style-name="L22">
        <text:list-item>
          <text:p text:style-name="P27">Player Data manager</text:p>
          <text:list>
            <text:list-item>
              <text:p text:style-name="P27">ModifyCurrentTroopCount DONE</text:p>
            </text:list-item>
            <text:list-item>
              <text:p text:style-name="P27">ModifyCurrentTroopCountText DONE</text:p>
            </text:list-item>
            <text:list-item>
              <text:p text:style-name="P27">ModifyMaxTroopCount DONE</text:p>
            </text:list-item>
            <text:list-item>
              <text:p text:style-name="P27">ModifyMaxtTroopCountText DONE</text:p>
            </text:list-item>
            <text:list-item>
              <text:p text:style-name="P27">Global settings has a property for starting troop count limit DONE</text:p>
            </text:list-item>
          </text:list>
        </text:list-item>
      </text:list>
      <text:list xml:id="list20544294" text:continue-list="list1653869485610712900" text:style-name="L21">
        <text:list-item>
          <text:p text:style-name="P26">Implement defender troop cost</text:p>
          <text:list>
            <text:list-item>
              <text:p text:style-name="P26">defenders have a troop cost property DONE</text:p>
            </text:list-item>
            <text:list-item>
              <text:p text:style-name="P26">recruiting a defender increases troop count DONE</text:p>
            </text:list-item>
            <text:list-item>
              <text:p text:style-name="P26"><text:soft-page-break/>a defender dying reduces the current troop count DONE</text:p>
            </text:list-item>
            <text:list-item>
              <text:p text:style-name="P26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1248804699086080879" text:style-name="L23">
        <text:list-item>
          <text:p text:style-name="P28">Rifleman abilities</text:p>
          <text:list>
            <text:list-item>
              <text:p text:style-name="P28">Throw Hand Grenade DONE</text:p>
            </text:list-item>
            <text:list-item>
              <text:p text:style-name="P28">Overwatch working DONE</text:p>
              <text:list>
                <text:list-item>
                  <text:p text:style-name="P28">overwatch applies 'Overwatch' passive DONE</text:p>
                </text:list-item>
              </text:list>
            </text:list-item>
            <text:list-item>
              <text:p text:style-name="P28">Dig in</text:p>
              <text:list>
                <text:list-item>
                  <text:p text:style-name="P28">dig in applies 'Entrenchment' DONE</text:p>
                </text:list-item>
              </text:list>
            </text:list-item>
            <text:list-item>
              <text:p text:style-name="P28">Overwatch passive</text:p>
              <text:list>
                <text:list-item>
                  <text:p text:style-name="P28">overwatch coroutine yields correctly while attack is resolved DONE</text:p>
                </text:list-item>
                <text:list-item>
                  <text:p text:style-name="P28">overwatch is removed after the attack is resolved DONE</text:p>
                </text:list-item>
              </text:list>
            </text:list-item>
            <text:list-item>
              <text:p text:style-name="P28">Entrenchment passive<text:tab/></text:p>
              <text:list>
                <text:list-item>
                  <text:p text:style-name="P28">Moving cancels entrenchment DONE</text:p>
                </text:list-item>
                <text:list-item>
                  <text:p text:style-name="P28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141853328557167462" text:style-name="L24">
        <text:list-item>
          <text:p text:style-name="P29">Design + implement 1 new defender DONE</text:p>
        </text:list-item>
        <text:list-item>
          <text:p text:style-name="P29">UI mini cleanup</text:p>
          <text:list>
            <text:list-item>
              <text:p text:style-name="P29">spell info box sorting order should be above most things (currently sits behind weapons view) DONE</text:p>
            </text:list-item>
            <text:list-item>
              <text:p text:style-name="P29">defenders automatically display ranged weapon info box on selection. Turn this off DONE</text:p>
            </text:list-item>
          </text:list>
        </text:list-item>
        <text:list-item>
          <text:p text:style-name="P29">Defender Button panel DONE</text:p>
          <text:list>
            <text:list-item>
              <text:p text:style-name="P29">redesign view / size / sprites used etc DONE</text:p>
            </text:list-item>
            <text:list-item>
              <text:p text:style-name="P29">panel is disabled during enemy turn /defenders cannot be during enemy turn DONE</text:p>
            </text:list-item>
          </text:list>
        </text:list-item>
        <text:list-item>
          <text:p text:style-name="P29">Defender button</text:p>
          <text:list>
            <text:list-item>
              <text:p text:style-name="P29">displays sprite of character DONE</text:p>
            </text:list-item>
            <text:list-item>
              <text:p text:style-name="P29">displays gold cost <text:s/>DONE</text:p>
            </text:list-item>
            <text:list-item>
              <text:p text:style-name="P29">display troop cost DONE</text:p>
            </text:list-item>
            <text:list-item>
              <text:p text:style-name="P29"><text:soft-page-break/>On mouse over display an info panel which contains (do in future sprint, not needed now)</text:p>
              <text:list>
                <text:list-item>
                  <text:p text:style-name="P29">troop name</text:p>
                </text:list-item>
                <text:list-item>
                  <text:p text:style-name="P29">troop description</text:p>
                  <text:list>
                    <text:list-item>
                      <text:p text:style-name="P29">starting weapons (maybe)</text:p>
                    </text:list-item>
                    <text:list-item>
                      <text:p text:style-name="P29">starting abilities (maybe)</text:p>
                    </text:list-item>
                    <text:list-item>
                      <text:p text:style-name="P29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9083924628865817463" text:style-name="L25">
        <text:list-item>
          <text:p text:style-name="P30">Tiles display a shield (full cover) or half shield (half cover) when moused over to indicate that they give cover from a certain direction</text:p>
        </text:list-item>
        <text:list-item>
          <text:p text:style-name="P30">Create New Script: TileCoverHover</text:p>
          <text:list>
            <text:list-item>
              <text:p text:style-name="P30">tile prefabs need a shield and half shield icon place at north, south, east west DONE</text:p>
            </text:list-item>
            <text:list-item>
              <text:p text:style-name="P30">update tile OnMouseOver method DONE</text:p>
              <text:list>
                <text:list-item>
                  <text:p text:style-name="P30">if(defender is awaiting any kind of move order) </text:p>
                  <text:list>
                    <text:list-item>
                      <text:p text:style-name="P30">if(posLogic.GetNorthTile.providesHalfCover)</text:p>
                      <text:list>
                        <text:list-item>
                          <text:p text:style-name="P30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751231145760890055" text:style-name="L26">
        <text:list-item>
          <text:p text:style-name="P31">repeat this process for checking full cover and each other direction DONE</text:p>
        </text:list-item>
        <text:list-item>
          <text:p text:style-name="P31">need a way to check that a tile is no longer moused over, and then can turn off icons DONE</text:p>
          <text:list>
            <text:list-item>
              <text:p text:style-name="P31">OnNewTileMoused Over auto turns off all icons DONE</text:p>
            </text:list-item>
          </text:list>
        </text:list-item>
      </text:list>
      <text:list xml:id="list1469630214718869207" text:style-name="L27">
        <text:list-item>
          <text:p text:style-name="P32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1802824097909059448" text:style-name="L28">
        <text:list-item>
          <text:p text:style-name="P33">Design system to make the game scale with difficulty over time DONE</text:p>
        </text:list-item>
        <text:list-item>
          <text:p text:style-name="P33">Design more enemies + enemy wave combinations DONE</text:p>
        </text:list-item>
        <text:list-item>
          <text:p text:style-name="P33">Design enemy wave types (basic, elite) DONE</text:p>
        </text:list-item>
        <text:list-item>
          <text:p text:style-name="P33">Design enemy wave level/difficulty system DONE</text:p>
        </text:list-item>
        <text:list-item>
          <text:p text:style-name="P33">Design an elite enemy wave for level 1 and 2</text:p>
        </text:list-item>
      </text:list>
      <text:p text:style-name="P4">Sprint 15 Clean up start event (completed 27/9/19)</text:p>
      <text:list xml:id="list3227591336664042113" text:style-name="L29">
        <text:list-item>
          <text:p text:style-name="P34">Player begins the game with 4 rifleman DONE</text:p>
        </text:list-item>
        <text:list-item>
          <text:p text:style-name="P34">4 rifleman begin game in correct positions (2 tiles NE/NW/SE/SW of spaceship) DONE</text:p>
        </text:list-item>
        <text:list-item>
          <text:p text:style-name="P34"><text:soft-page-break/>Player starts with 0 gold DONE</text:p>
        </text:list-item>
      </text:list>
      <text:p text:style-name="P4">Sprint 16 Enemy Spawner / EnemyWaveSO updates + changes (completed 27/9/19)</text:p>
      <text:list xml:id="list4377246441358767561" text:style-name="L30">
        <text:list-item>
          <text:p text:style-name="P35">Rework EnemyWaveSO</text:p>
          <text:list>
            <text:list-item>
              <text:p text:style-name="P35">Waves have type (basic, elite) enum DONE</text:p>
            </text:list-item>
            <text:list-item>
              <text:p text:style-name="P35">Waves have level enum for difficulty DONE</text:p>
            </text:list-item>
          </text:list>
        </text:list-item>
      </text:list>
      <text:list xml:id="list4883913093755767282" text:style-name="L31">
        <text:list-item>
          <text:p text:style-name="P36">Enemy Spawner</text:p>
          <text:list>
            <text:list-item>
              <text:p text:style-name="P36">Create logic for spawning the right wave type/level at the right time DONE</text:p>
            </text:list-item>
          </text:list>
        </text:list-item>
      </text:list>
      <text:list xml:id="list4812477635968693167" text:style-name="L32">
        <text:list-item>
          <text:p text:style-name="P37">Update methods and logic for choosing which wave to spawn at which time DONE</text:p>
        </text:list-item>
      </text:list>
      <text:list xml:id="list20546063" text:continue-list="list4883913093755767282" text:style-name="L31">
        <text:list-item>
          <text:list>
            <text:list-item>
              <text:p text:style-name="P36">Implement new wave spawn sequence DONE</text:p>
              <text:list>
                <text:list-item>
                  <text:p text:style-name="P36">2x level 1 basic enemy waves</text:p>
                </text:list-item>
                <text:list-item>
                  <text:p text:style-name="P36">1x level 1 elite enemy wave</text:p>
                </text:list-item>
                <text:list-item>
                  <text:p text:style-name="P36">2x level 2 basic enemy waves</text:p>
                </text:list-item>
                <text:list-item>
                  <text:p text:style-name="P36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6461061622355383631" text:style-name="L33">
        <text:list-item>
          <text:p text:style-name="P38">decide on the universal stat line + passive trait for the broodling species DONE (no trait)</text:p>
        </text:list-item>
        <text:list-item>
          <text:p text:style-name="P38">implement broodling spitter DONE</text:p>
          <text:list>
            <text:list-item>
              <text:p text:style-name="P38">Acid spit working DONE</text:p>
            </text:list-item>
          </text:list>
        </text:list-item>
      </text:list>
      <text:p text:style-name="P4">Sprint 18: Design/Implement hive enemies (completed 27/9/19)</text:p>
      <text:list xml:id="list3525307446152704631" text:style-name="L34">
        <text:list-item>
          <text:p text:style-name="P39">decide on the universal stat line + passive trait for the broodling species DONE</text:p>
        </text:list-item>
        <text:list-item>
          <text:p text:style-name="P39">Implement hive spitter DONE</text:p>
        </text:list-item>
        <text:list-item>
          <text:p text:style-name="P39">Implement hive charger DONE</text:p>
        </text:list-item>
        <text:list-item>
          <text:p text:style-name="P39">Implement hive gunner DONE</text:p>
        </text:list-item>
        <text:list-item>
          <text:p text:style-name="P39">all new enemies working with no bugs DONE</text:p>
        </text:list-item>
      </text:list>
      <text:p text:style-name="P4">Sprint 19: New Defenders (completed 27/9/19)</text:p>
      <text:list xml:id="list4257846289730448061" text:style-name="L35">
        <text:list-item>
          <text:p text:style-name="P40">Design + Implement Machine Gunner DONE</text:p>
        </text:list-item>
        <text:list-item>
          <text:p text:style-name="P40">Design + Implement Marksman</text:p>
          <text:list>
            <text:list-item>
              <text:p text:style-name="P40">weapons DONE</text:p>
            </text:list-item>
            <text:list-item>
              <text:p text:style-name="P40">abilities DONE</text:p>
            </text:list-item>
            <text:list-item>
              <text:p text:style-name="P40"><text:soft-page-break/>passives DONE</text:p>
            </text:list-item>
          </text:list>
        </text:list-item>
      </text:list>
      <text:p text:style-name="P4">Sprint 20: Spaceship control zone (completed 27/9/19)</text:p>
      <text:list xml:id="list6601712205135220615" text:style-name="L36">
        <text:list-item>
          <text:p text:style-name="P41">Add a new List in level manager: spaceship control zone DONE</text:p>
        </text:list-item>
        <text:list-item>
          <text:p text:style-name="P41">new methods in levelmanager DONE</text:p>
          <text:list>
            <text:list-item>
              <text:p text:style-name="P41">GetSpaceShip control zone</text:p>
            </text:list-item>
            <text:list-item>
              <text:p text:style-name="P41">SetupSpaceship control zone</text:p>
            </text:list-item>
          </text:list>
        </text:list-item>
        <text:list-item>
          <text:p text:style-name="P41">clicking on a defender button highlight tiles within the control zone DONE</text:p>
        </text:list-item>
        <text:list-item>
          <text:p text:style-name="P41">defenders cannot be placed outside control zone DONE</text:p>
        </text:list-item>
        <text:list-item>
          <text:p text:style-name="P41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3151800876005132566" text:style-name="L37">
        <text:list-item>
          <text:p text:style-name="P42">During overwatch events, the camera auto moves/zooms in a away that shows the player the attacker, and the victim of the overwatch attack</text:p>
        </text:list-item>
      </text:list>
      <text:list xml:id="list6052798991756672412" text:style-name="L38">
        <text:list-item>
          <text:p text:style-name="P43">Logic/Method Ideas</text:p>
          <text:list>
            <text:list-item>
              <text:p text:style-name="P43">create method to find the centre point in between attacker and target DONE</text:p>
            </text:list-item>
            <text:list-item>
              <text:p text:style-name="P43">move cam to this position smoothly DONE</text:p>
            </text:list-item>
            <text:list-item>
              <text:p text:style-name="P43">create method to zoom out/in enough so both attacker and target can be seen DONE</text:p>
            </text:list-item>
            <text:list-item>
              <text:p text:style-name="P43">disable player input/control of the camera during this camera movement DONE</text:p>
            </text:list-item>
            <text:list-item>
              <text:p text:style-name="P43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2439502452773825470" text:style-name="L39">
        <text:list-item>
          <text:p text:style-name="P44">Camera focuses on centre tile on start DONE</text:p>
        </text:list-item>
        <text:list-item>
          <text:p text:style-name="P44">Spaceship is built, delay, then defenders DONE</text:p>
        </text:list-item>
        <text:list-item>
          <text:p text:style-name="P44">camera moves to enemy wave spawn centre tile DONE</text:p>
        </text:list-item>
        <text:list-item>
          <text:p text:style-name="P44">enemies spawn with a delay in between DONE</text:p>
        </text:list-item>
        <text:list-item>
          <text:p text:style-name="P44">enemies spawn with a portal VFX DONE</text:p>
        </text:list-item>
        <text:list-item>
          <text:p text:style-name="P44">camera returns to look at spaceship DONE</text:p>
        </text:list-item>
        <text:list-item>
          <text:p text:style-name="P44">turn 1 starts DONE</text:p>
        </text:list-item>
      </text:list>
      <text:p text:style-name="P4"><text:soft-page-break/>Sprint 23: Hit chance notification panel + manager (comleted 1/10/19)</text:p>
      <text:list xml:id="list7366842806238851535" text:style-name="L40">
        <text:list-item>
          <text:p text:style-name="P45">When an enemy is moused over while lining up a shot, a panel appears above the target displaying the hit % </text:p>
        </text:list-item>
      </text:list>
      <text:list xml:id="list813335732070636513" text:style-name="L41">
        <text:list-item>
          <text:p text:style-name="P46">Design hit chance view panel DONE</text:p>
        </text:list-item>
        <text:list-item>
          <text:p text:style-name="P46">Implement logic </text:p>
          <text:list>
            <text:list-item>
              <text:p text:style-name="P46">Create new static object class: HitChanceHover DONE</text:p>
            </text:list-item>
            <text:list-item>
              <text:p text:style-name="P46">CalculateAndGetHitChance(attacker, target, ability, weapon) DONE</text:p>
            </text:list-item>
            <text:list-item>
              <text:p text:style-name="P46">Manager class has a panel object/prefab DONE</text:p>
            </text:list-item>
            <text:list-item>
              <text:p text:style-name="P46">On enemy mouse over, activate panel object, place it slightly above enemy DONE</text:p>
            </text:list-item>
            <text:list-item>
              <text:p text:style-name="P46">logic for knowing when to display + Display logic sequence</text:p>
              <text:list>
                <text:list-item>
                  <text:p text:style-name="P46">Enemy script has a OnMouseHover method DONE</text:p>
                </text:list-item>
                <text:list-item>
                  <text:p text:style-name="P46">If(selectedDefender awating any single target attack order)</text:p>
                  <text:list>
                    <text:list-item>
                      <text:p text:style-name="P46">EnablePanelView DONE</text:p>
                    </text:list-item>
                    <text:list-item>
                      <text:p text:style-name="P46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8273977197892545597" text:style-name="L42">
        <text:list-item>
          <text:p text:style-name="P47">HitChanceNotificationManager methods</text:p>
          <text:list>
            <text:list-item>
              <text:p text:style-name="P47">CalculateAndGetHitChance(attacker, target) DONE</text:p>
            </text:list-item>
            <text:list-item>
              <text:p text:style-name="P47">SetHitChanceTextValue(int newValue) DONE</text:p>
            </text:list-item>
            <text:list-item>
              <text:p text:style-name="P47">SetPanelViewState(bool onOrOff) DONE</text:p>
            </text:list-item>
            <text:list-item>
              <text:p text:style-name="P47">SetPanelPosition(LivingEntity entity) DONE</text:p>
              <text:list>
                <text:list-item>
                  <text:p text:style-name="P81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6600359911763169982" text:style-name="L43">
        <text:list-item>
          <text:p text:style-name="P82">Get panel sizing/scaling and positioning perfect</text:p>
        </text:list-item>
        <text:list-item>
          <text:p text:style-name="P82">Add info on aim/defense modifiers to panel view where applicable (enrenched, cover, etc)</text:p>
          <text:list>
            <text:list-item>
              <text:p text:style-name="P82">add entrenched DONE</text:p>
            </text:list-item>
            <text:list-item>
              <text:p text:style-name="P82">add dead eye DONE</text:p>
            </text:list-item>
            <text:list-item>
              <text:p text:style-name="P82">add cover DONE</text:p>
            </text:list-item>
            <text:list-item>
              <text:p text:style-name="P82">add half cover DONE</text:p>
            </text:list-item>
          </text:list>
        </text:list-item>
      </text:list>
      <text:list xml:id="list3313229921048152062" text:style-name="L44">
        <text:list-item>
          <text:p text:style-name="P83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4514589044405469723" text:style-name="L45">
        <text:list-item>
          <text:p text:style-name="P48">Find sci-fi themed UI assets DONE</text:p>
        </text:list-item>
        <text:list-item>
          <text:p text:style-name="P48">Find sci-fi themed fonts from DaFont DONE</text:p>
        </text:list-item>
        <text:list-item>
          <text:p text:style-name="P48">Stats panel elements (mobility, energy, etc) display and info <text:s/>box over head when moused over</text:p>
          <text:list>
            <text:list-item>
              <text:p text:style-name="P48">e.g. Mobility: The distance in tiles this character can travel with a movement action.</text:p>
            </text:list-item>
          </text:list>
        </text:list-item>
        <text:list-item>
          <text:p text:style-name="P48">UI elements to update</text:p>
          <text:list>
            <text:list-item>
              <text:p text:style-name="P48">top panel DONE</text:p>
            </text:list-item>
            <text:list-item>
              <text:p text:style-name="P48">change all text mesh pro's to new fonts</text:p>
            </text:list-item>
            <text:list-item>
              <text:p text:style-name="P48">turn change notification panel DONE</text:p>
            </text:list-item>
            <text:list-item>
              <text:p text:style-name="P48">character buttons panel DONE</text:p>
            </text:list-item>
            <text:list-item>
              <text:p text:style-name="P48">HitChanceHover DONE</text:p>
            </text:list-item>
            <text:list-item>
              <text:p text:style-name="P48">SpellInfoBox DONE</text:p>
              <text:list>
                <text:list-item>
                  <text:p text:style-name="P48">this should hover above an ability when ability button is moused over DONE</text:p>
                </text:list-item>
              </text:list>
            </text:list-item>
            <text:list-item>
              <text:p text:style-name="P48">Character</text:p>
              <text:list>
                <text:list-item>
                  <text:p text:style-name="P48">ability bar DONE</text:p>
                </text:list-item>
                <text:list-item>
                  <text:p text:style-name="P48">ability icons </text:p>
                  <text:list>
                    <text:list-item>
                      <text:p text:style-name="P48">shoot DONE</text:p>
                    </text:list-item>
                    <text:list-item>
                      <text:p text:style-name="P48">move DONE</text:p>
                    </text:list-item>
                    <text:list-item>
                      <text:p text:style-name="P48">dig in DONE</text:p>
                    </text:list-item>
                    <text:list-item>
                      <text:p text:style-name="P48">charge DONE</text:p>
                    </text:list-item>
                    <text:list-item>
                      <text:p text:style-name="P48">overwatch DONE</text:p>
                    </text:list-item>
                    <text:list-item>
                      <text:p text:style-name="P48">dead eye DONE</text:p>
                    </text:list-item>
                    <text:list-item>
                      <text:p text:style-name="P48">throw hand grenade DONE</text:p>
                    </text:list-item>
                    <text:list-item>
                      <text:p text:style-name="P48">area supression DONE</text:p>
                    </text:list-item>
                  </text:list>
                </text:list-item>
                <text:list-item>
                  <text:p text:style-name="P48">AP pool DONE</text:p>
                </text:list-item>
                <text:list-item>
                  <text:p text:style-name="P48">stat panel / images DONE</text:p>
                </text:list-item>
                <text:list-item>
                  <text:p text:style-name="P84">weapons panel / images DONE</text:p>
                </text:list-item>
              </text:list>
            </text:list-item>
          </text:list>
        </text:list-item>
      </text:list>
      <text:p text:style-name="P5">Sprint 25: <text:s/>New Defender anims + sprites</text:p>
      <text:list xml:id="list3170144121349751523" text:style-name="L78">
        <text:list-item>
          <text:p text:style-name="P87"><text:soft-page-break/>Set up sprites/anims for rifleman, sniper, machine gunner and ranger</text:p>
          <text:list>
            <text:list-item>
              <text:p text:style-name="P87">rifleman</text:p>
              <text:list>
                <text:list-item>
                  <text:p text:style-name="P87">find sprites</text:p>
                </text:list-item>
                <text:list-item>
                  <text:p text:style-name="P87">prepare images with paint/gimp</text:p>
                </text:list-item>
                <text:list-item>
                  <text:p text:style-name="P87">set up animations + animator controller</text:p>
                </text:list-item>
              </text:list>
            </text:list-item>
            <text:list-item>
              <text:p text:style-name="P87">Ranger</text:p>
              <text:list>
                <text:list-item>
                  <text:p text:style-name="P87">find sprites</text:p>
                </text:list-item>
                <text:list-item>
                  <text:p text:style-name="P87">prepare images with paint/gimp</text:p>
                </text:list-item>
                <text:list-item>
                  <text:p text:style-name="P87">set up animations + animator controller</text:p>
                </text:list-item>
              </text:list>
            </text:list-item>
            <text:list-item>
              <text:p text:style-name="P87">Machine Gunner</text:p>
              <text:list>
                <text:list-item>
                  <text:p text:style-name="P87">find sprites</text:p>
                </text:list-item>
                <text:list-item>
                  <text:p text:style-name="P87">prepare images with paint/gimp</text:p>
                </text:list-item>
                <text:list-item>
                  <text:p text:style-name="P87">set up animations + animator controller</text:p>
                </text:list-item>
              </text:list>
            </text:list-item>
            <text:list-item>
              <text:p text:style-name="P87">Ranger</text:p>
              <text:list>
                <text:list-item>
                  <text:p text:style-name="P87">find sprites</text:p>
                </text:list-item>
                <text:list-item>
                  <text:p text:style-name="P87">prepare images with paint/gimp</text:p>
                </text:list-item>
                <text:list-item>
                  <text:p text:style-name="P87">set up animations + animator controller</text:p>
                </text:list-item>
              </text:list>
            </text:list-item>
          </text:list>
        </text:list-item>
      </text:list>
      <text:p text:style-name="P1">Sprint ??: loot box object + related events</text:p>
      <text:list xml:id="list2134365486627621395" text:style-name="L46">
        <text:list-item>
          <text:p text:style-name="P49">Design + implement loot box prefab and sprites</text:p>
        </text:list-item>
        <text:list-item>
          <text:p text:style-name="P49">Implement loot box types for future scalability (e.g. Enum for rarity, or enum for reward like gold, steel, weapon etc)</text:p>
        </text:list-item>
        <text:list-item>
          <text:p text:style-name="P49">Create system for generating loot boxes and define <text:s/>rules</text:p>
          <text:list>
            <text:list-item>
              <text:p text:style-name="P49">generate which loot and how much of it</text:p>
            </text:list-item>
            <text:list-item>
              <text:p text:style-name="P49">generate a spawn location randomly and define rules (cant be dropped on invalid tiles, etc)</text:p>
            </text:list-item>
            <text:list-item>
              <text:p text:style-name="P49">dictate frequency of loot box spawning (min tim between spawns, max time between spawns)</text:p>
            </text:list-item>
          </text:list>
        </text:list-item>
        <text:list-item>
          <text:p text:style-name="P49">Lootbox interactions to implement</text:p>
          <text:list>
            <text:list-item>
              <text:p text:style-name="P49">Loot box clicked on shows VFX notification of the reward it contained</text:p>
            </text:list-item>
            <text:list-item>
              <text:p text:style-name="P49">Loot box is destroyed when timer runs out</text:p>
            </text:list-item>
            <text:list-item>
              <text:p text:style-name="P49"><text:soft-page-break/>Loot box is destroyed when looted</text:p>
            </text:list-item>
            <text:list-item>
              <text:p text:style-name="P49">Loot box can only be looted when a defender is adjacent to it</text:p>
            </text:list-item>
          </text:list>
        </text:list-item>
      </text:list>
      <text:list xml:id="list2662801703918905801" text:style-name="L47">
        <text:list-item>
          <text:p text:style-name="P50">loot box spawns after character on turn start events, but before turn notification</text:p>
        </text:list-item>
        <text:list-item>
          <text:p text:style-name="P50">loot box countdown timer decreases during this time frame correctly</text:p>
        </text:list-item>
        <text:list-item>
          <text:p text:style-name="P50">camera looks at the loot box position as it spawns to notify player</text:p>
        </text:list-item>
        <text:list-item>
          <text:p text:style-name="P50">turn manager yields and waits until this event has finished correctly</text:p>
        </text:list-item>
        <text:list-item>
          <text:p text:style-name="P85">player control over the camera and defenders is disabled during this time working</text:p>
        </text:list-item>
      </text:list>
      <text:p text:style-name="P5"/>
      <text:p text:style-name="P5">Sprint ??: Design Implement elite enemies</text:p>
      <text:list xml:id="list1637077229685264124" text:style-name="L48">
        <text:list-item>
          <text:p text:style-name="P51">Design + Implement level 1 elite enemy</text:p>
        </text:list-item>
        <text:list-item>
          <text:p text:style-name="P51">Design + implement level 2 elite enemy</text:p>
        </text:list-item>
      </text:list>
      <text:p text:style-name="P1"/>
      <text:p text:style-name="P1">Sprint ??: Weapon traits / attributes</text:p>
      <text:list xml:id="list7271729810892700923" text:style-name="L49">
        <text:list-item>
          <text:p text:style-name="P52">Design impement weapon traits/attributes property</text:p>
          <text:list>
            <text:list-item>
              <text:p text:style-name="P52">Add bools / enums to weaponDataSO</text:p>
              <text:list>
                <text:list-item>
                  <text:p text:style-name="P52">bool Heavy: weapon cant be used unless entrenched</text:p>
                </text:list-item>
                <text:list-item>
                  <text:p text:style-name="P52">bool Scoped: +10 aim to attacks with this weapon</text:p>
                </text:list-item>
                <text:list-item>
                  <text:p text:style-name="P52">Critical: 20% this weapon deals double damage</text:p>
                </text:list-item>
              </text:list>
            </text:list-item>
          </text:list>
        </text:list-item>
      </text:list>
      <text:list xml:id="list2038300358025722238" text:style-name="L50">
        <text:list-item>
          <text:p text:style-name="P53">How can this info be displayed?</text:p>
          <text:list>
            <text:list-item>
              <text:p text:style-name="P53">Passive / status manager?</text:p>
            </text:list-item>
            <text:list-item>
              <text:p text:style-name="P53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4911725106079401911" text:style-name="L51">
        <text:list-item>
          <text:p text:style-name="P54">Refactor all code in living entities related to ai logic in to AiLogic class</text:p>
        </text:list-item>
        <text:list-item>
          <text:p text:style-name="P54">Create LivingEntityLogic static class</text:p>
          <text:list>
            <text:list-item>
              <text:p text:style-name="P54">class manages logic and bools related to both enemies and defenders, such as</text:p>
              <text:list>
                <text:list-item>
                  <text:p text:style-name="P54">IsTargetInRange</text:p>
                </text:list-item>
                <text:list-item>
                  <text:p text:style-name="P54">IsEngagedInMelee</text:p>
                </text:list-item>
                <text:list-item>
                  <text:p text:style-name="P54"><text:soft-page-break/>IsTargetValid</text:p>
                </text:list-item>
                <text:list-item>
                  <text:p text:style-name="P54">IsAbilityValid</text:p>
                </text:list-item>
                <text:list-item>
                  <text:p text:style-name="P54">etc</text:p>
                </text:list-item>
              </text:list>
            </text:list-item>
          </text:list>
        </text:list-item>
      </text:list>
      <text:list xml:id="list520458027981638238" text:style-name="L52">
        <text:list-item>
          <text:p text:style-name="P55">Update and bug test all current AI logic code</text:p>
        </text:list-item>
        <text:list-item>
          <text:p text:style-name="P55">Update Hive species AI logic</text:p>
          <text:list>
            <text:list-item>
              <text:p text:style-name="P55">advance in cover</text:p>
            </text:list-item>
            <text:list-item>
              <text:p text:style-name="P55">try circumvent a targets cover and flank</text:p>
            </text:list-item>
            <text:list-item>
              <text:p text:style-name="P55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5418549794129282414" text:style-name="L53">
        <text:list-item>
          <text:p text:style-name="P56">Design and brainstorm ideas for warcasters and things ability</text:p>
          <text:list>
            <text:list-item>
              <text:p text:style-name="P56">power level</text:p>
            </text:list-item>
            <text:list-item>
              <text:p text:style-name="P56">abilities</text:p>
            </text:list-item>
            <text:list-item>
              <text:p text:style-name="P56">passive traits</text:p>
            </text:list-item>
            <text:list-item>
              <text:p text:style-name="P56">control zone abilities/passives</text:p>
            </text:list-item>
            <text:list-item>
              <text:p text:style-name="P56">what happens when a warcaster dies?</text:p>
            </text:list-item>
          </text:list>
        </text:list-item>
      </text:list>
      <text:p text:style-name="P1"/>
      <text:p text:style-name="P1">Sprint ??: Player Score</text:p>
      <text:list xml:id="list6966614009753587976" text:style-name="L54">
        <text:list-item>
          <text:p text:style-name="P57">Implement a scoring system</text:p>
        </text:list-item>
      </text:list>
      <text:list xml:id="list4580277306413126790" text:style-name="L55">
        <text:list-item>
          <text:p text:style-name="P58">New Script: Player score manager</text:p>
        </text:list-item>
        <text:list-item>
          <text:p text:style-name="P58">Design different ways to score more points</text:p>
          <text:list>
            <text:list-item>
              <text:p text:style-name="P58">enemies killed</text:p>
            </text:list-item>
            <text:list-item>
              <text:p text:style-name="P58">resources collected</text:p>
            </text:list-item>
            <text:list-item>
              <text:p text:style-name="P58">tiles moved over</text:p>
            </text:list-item>
            <text:list-item>
              <text:p text:style-name="P58">shots hit / missed</text:p>
            </text:list-item>
            <text:list-item>
              <text:p text:style-name="P58">defenders lost</text:p>
            </text:list-item>
            <text:list-item>
              <text:p text:style-name="P58"><text:soft-page-break/>obstructions built</text:p>
            </text:list-item>
            <text:list-item>
              <text:p text:style-name="P58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1078642653215499897" text:style-name="L56">
        <text:list-item>
          <text:p text:style-name="P59">Find and implement sci-fi themed UI sprites for UI elements</text:p>
        </text:list-item>
        <text:list-item>
          <text:p text:style-name="P59">Find a scifi themed font</text:p>
        </text:list-item>
        <text:list-item>
          <text:p text:style-name="P59">Find + implement new sprites / animations for defenders</text:p>
        </text:list-item>
        <text:list-item>
          <text:p text:style-name="P59">Find + implement new sprites / animations for enemies</text:p>
        </text:list-item>
        <text:list-item>
          <text:p text:style-name="P59">Find + implement new sprites / animations for world objects</text:p>
          <text:list>
            <text:list-item>
              <text:p text:style-name="P59">try find trees with animations</text:p>
            </text:list-item>
          </text:list>
        </text:list-item>
      </text:list>
      <text:p text:style-name="P1"/>
      <text:p text:style-name="P1">Future Sprint Stuff</text:p>
      <text:list xml:id="list5700997139499063113" text:style-name="L57">
        <text:list-item>
          <text:p text:style-name="P60">Redesign and impement UI elements</text:p>
          <text:list>
            <text:list-item>
              <text:p text:style-name="P60">Top panel</text:p>
            </text:list-item>
            <text:list-item>
              <text:p text:style-name="P60">Defender/construct buttons + panel</text:p>
            </text:list-item>
            <text:list-item>
              <text:p text:style-name="P60">Defender screen overlay UI</text:p>
              <text:list>
                <text:list-item>
                  <text:p text:style-name="P60">Defender ability bar</text:p>
                </text:list-item>
                <text:list-item>
                  <text:p text:style-name="P60">defender stat panel</text:p>
                </text:list-item>
                <text:list-item>
                  <text:p text:style-name="P60">defender weapons panel</text:p>
                </text:list-item>
              </text:list>
            </text:list-item>
          </text:list>
        </text:list-item>
      </text:list>
      <text:list xml:id="list6051048627289805824" text:style-name="L58">
        <text:list-item>
          <text:p text:style-name="P61">Implement when enemy mouse over during shoot targetting, it shows the hit chance percentage</text:p>
        </text:list-item>
        <text:list-item>
          <text:p text:style-name="P61">Update hover class</text:p>
          <text:list>
            <text:list-item>
              <text:p text:style-name="P61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7415396385713527791" text:style-name="L59">
        <text:list-item>
          <text:p text:style-name="P62">Update Tile animations</text:p>
          <text:list>
            <text:list-item>
              <text:p text:style-name="P62">Tilescripts sprite renderer is no longer directed animated/highlighted. Instead, place a blank white/partially transparent tile over the tile, and highlight that.</text:p>
              <text:list>
                <text:list-item>
                  <text:p text:style-name="P62">Make sure the the blank tile doesnt block mouse clicks/raycasts</text:p>
                </text:list-item>
              </text:list>
            </text:list-item>
            <text:list-item>
              <text:p text:style-name="P62">tile animations play faster</text:p>
            </text:list-item>
            <text:list-item>
              <text:p text:style-name="P62"><text:soft-page-break/>tile highlight animation stops immediatly when cancel is triggered, instead of playing out the entire animation</text:p>
            </text:list-item>
          </text:list>
        </text:list-item>
      </text:list>
      <text:list xml:id="list20538920" text:continue-list="list6051048627289805824" text:style-name="L58">
        <text:list-item>
          <text:p text:style-name="P61">Find sprites and re do animations for </text:p>
          <text:list>
            <text:list-item>
              <text:p text:style-name="P61">rifleman</text:p>
            </text:list-item>
            <text:list-item>
              <text:p text:style-name="P61">hive gunner</text:p>
            </text:list-item>
            <text:list-item>
              <text:p text:style-name="P61">hive swarmer</text:p>
            </text:list-item>
          </text:list>
        </text:list-item>
      </text:list>
      <text:list xml:id="list5329695682713439663" text:style-name="L60">
        <text:list-item>
          <text:p text:style-name="P63">Find new sprites for tiles</text:p>
        </text:list-item>
        <text:list-item>
          <text:p text:style-name="P63">Find new sprites/animations for world objects</text:p>
          <text:list>
            <text:list-item>
              <text:p text:style-name="P63">tree</text:p>
            </text:list-item>
            <text:list-item>
              <text:p text:style-name="P63">rock wall</text:p>
            </text:list-item>
            <text:list-item>
              <text:p text:style-name="P63">rubble</text:p>
            </text:list-item>
          </text:list>
        </text:list-item>
      </text:list>
      <text:list xml:id="list7823256495188405907" text:style-name="L61">
        <text:list-item>
          <text:p text:style-name="P64">Rifleman: Implement throw hand grenade ability</text:p>
        </text:list-item>
        <text:list-item>
          <text:p text:style-name="P64">Resources</text:p>
          <text:list>
            <text:list-item>
              <text:p text:style-name="P64">Implement different resources: gold, steel, wood</text:p>
            </text:list-item>
            <text:list-item>
              <text:p text:style-name="P64">Create new static script for managing a players resources (re-do gamemanager singleton)</text:p>
            </text:list-item>
            <text:list-item>
              <text:p text:style-name="P64">create icons/text meshs for gold, steel, wood on the top panel</text:p>
            </text:list-item>
            <text:list-item>
              <text:p text:style-name="P64">Implement defenders and constructs have resource costs</text:p>
              <text:list>
                <text:list-item>
                  <text:p text:style-name="P64">defenders/constructs cannot be placed if player does not have enough resources</text:p>
                </text:list-item>
              </text:list>
            </text:list-item>
          </text:list>
        </text:list-item>
      </text:list>
      <text:list xml:id="list6665936159102603421" text:style-name="L62">
        <text:list-item>
          <text:p text:style-name="P65">Tile and object sprite rules</text:p>
        </text:list-item>
      </text:list>
      <text:list xml:id="list7225151038463084184" text:style-name="L63">
        <text:list-item>
          <text:p text:style-name="P66">Water tiles edit their sprites based on other adjacent water sprites automatically e.g.</text:p>
          <text:list>
            <text:list-item>
              <text:p text:style-name="P66">Edge water sprite, centre water sprite, corner water sprite</text:p>
            </text:list-item>
          </text:list>
        </text:list-item>
        <text:list-item>
          <text:p text:style-name="P66">Rock wall objects edit their sprites based on other adjacent rock wall object sprites automatically e.g.</text:p>
          <text:list>
            <text:list-item>
              <text:p text:style-name="P66">Centre rock, edge rock, corner rock, isolated rock</text:p>
            </text:list-item>
          </text:list>
        </text:list-item>
      </text:list>
      <text:list xml:id="list8399341367806922806" text:style-name="L64">
        <text:list-item>
          <text:p text:style-name="P67">Projectile animations and attack animation</text:p>
          <text:list>
            <text:list-item>
              <text:p text:style-name="P67">Add shoot attack animations to characters (maybe not yet, maybe these animations arent available)</text:p>
            </text:list-item>
            <text:list-item>
              <text:p text:style-name="P67">Attack (shoot) animation sequence</text:p>
              <text:list>
                <text:list-item>
                  <text:p text:style-name="P67">attacker makes attack movement animation</text:p>
                </text:list-item>
                <text:list-item>
                  <text:p text:style-name="P67"><text:soft-page-break/>instantiate a projectile and launch it at the target</text:p>
                </text:list-item>
                <text:list-item>
                  <text:p text:style-name="P67">yield return wait until the projectile hits target</text:p>
                </text:list-item>
                <text:list-item>
                  <text:p text:style-name="P67">resolve damage/attack event, show damage or miss notification</text:p>
                  <text:list>
                    <text:list-item>
                      <text:p text:style-name="P67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5254976649573541105" text:style-name="L65">
        <text:list-item>
          <text:p text:style-name="P68">Implement spaceship control zone</text:p>
        </text:list-item>
        <text:list-item>
          <text:p text:style-name="P68">defenders cant be placed anywhere, they can only be placed inside the spaceship control zone</text:p>
        </text:list-item>
      </text:list>
      <text:p text:style-name="P1">Implement Character Points</text:p>
      <text:list xml:id="list4261964635360227137" text:style-name="L66">
        <text:list-item>
          <text:p text:style-name="P69">Characters have a 'point' value property</text:p>
        </text:list-item>
        <text:list-item>
          <text:p text:style-name="P69">implement point icon + current points / max points text on top panel</text:p>
        </text:list-item>
        <text:list-item>
          <text:p text:style-name="P69">implement cant recruit a new defender if it would take player above points maximum</text:p>
        </text:list-item>
        <text:list-item>
          <text:p text:style-name="P69">Add point cost icon/text to each defender button on panel</text:p>
        </text:list-item>
      </text:list>
      <text:p text:style-name="P1"/>
      <text:p text:style-name="P1">Implement Loot Box</text:p>
      <text:list xml:id="list9071620871081834538" text:style-name="L67">
        <text:list-item>
          <text:p text:style-name="P70">Implement loot box prefab/sprite/animations</text:p>
        </text:list-item>
        <text:list-item>
          <text:p text:style-name="P70">Implement new loot box event</text:p>
          <text:list>
            <text:list-item>
              <text:p text:style-name="P70">when new loot box gets created on turn start, camera looks at the box to show the player its position</text:p>
            </text:list-item>
            <text:list-item>
              <text:p text:style-name="P70">yield return wait until this event is finished</text:p>
            </text:list-item>
          </text:list>
        </text:list-item>
      </text:list>
      <text:list xml:id="list8873460378156500095" text:style-name="L68">
        <text:list-item>
          <text:p text:style-name="P71">Implement Consumables system</text:p>
          <text:list>
            <text:list-item>
              <text:p text:style-name="P71">Design / implement 3 different consumables</text:p>
            </text:list-item>
            <text:list-item>
              <text:p text:style-name="P71">Add consumable slots to top panel</text:p>
            </text:list-item>
            <text:list-item>
              <text:p text:style-name="P71">Create new consumable scripts</text:p>
              <text:list>
                <text:list-item>
                  <text:p text:style-name="P71">ConsumableDataSO</text:p>
                </text:list-item>
                <text:list-item>
                  <text:p text:style-name="P71">ConsumableLogic</text:p>
                </text:list-item>
                <text:list-item>
                  <text:p text:style-name="P71">ConsumableLibrary</text:p>
                </text:list-item>
                <text:list-item>
                  <text:p text:style-name="P71">Consumable / ConsumableButton</text:p>
                </text:list-item>
              </text:list>
            </text:list-item>
          </text:list>
        </text:list-item>
      </text:list>
      <text:list xml:id="list8376903732255792858" text:style-name="L69">
        <text:list-item>
          <text:p text:style-name="P72">Create consumable / Consumable button prefab</text:p>
        </text:list-item>
        <text:list-item>
          <text:p text:style-name="P72"><text:soft-page-break/>Create logic / methods</text:p>
          <text:list>
            <text:list-item>
              <text:p text:style-name="P72">GivePlayerConsumable(Consumable)</text:p>
            </text:list-item>
            <text:list-item>
              <text:p text:style-name="P72">UseConsumable()</text:p>
            </text:list-item>
            <text:list-item>
              <text:p text:style-name="P72">OnConsumableButtonClicked</text:p>
              <text:list>
                <text:list-item>
                  <text:p text:style-name="P72">figure out which consumable got clicked</text:p>
                </text:list-item>
                <text:list-item>
                  <text:p text:style-name="P72">look for targets, highlight tiles, awaitn order, etc</text:p>
                </text:list-item>
                <text:list-item>
                  <text:p text:style-name="P72">perform consumable effect</text:p>
                </text:list-item>
                <text:list-item>
                  <text:p text:style-name="P72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1671615457259483669" text:style-name="L70">
        <text:list-item>
          <text:p text:style-name="P73">Implement and design 3 different maps</text:p>
        </text:list-item>
        <text:list-item>
          <text:p text:style-name="P73">balance, test and modify maps</text:p>
        </text:list-item>
        <text:list-item>
          <text:p text:style-name="P73">implement level manager method for randomly choosing a map</text:p>
        </text:list-item>
      </text:list>
      <text:p text:style-name="P1">Set up Core game loop</text:p>
      <text:list xml:id="list1617436615991373062" text:style-name="L71">
        <text:list-item>
          <text:p text:style-name="P74">Enemies target spaceship correctly</text:p>
        </text:list-item>
        <text:list-item>
          <text:p text:style-name="P74">no erorrs occur when spaceship is destroyed</text:p>
        </text:list-item>
        <text:list-item>
          <text:p text:style-name="P74">if spaceship is destroyed, game over event starts</text:p>
        </text:list-item>
        <text:list-item>
          <text:p text:style-name="P74">Game over event</text:p>
          <text:list>
            <text:list-item>
              <text:p text:style-name="P74">space ship plays a explosion animation</text:p>
            </text:list-item>
            <text:list-item>
              <text:p text:style-name="P74">black screen half fades in</text:p>
            </text:list-item>
            <text:list-item>
              <text:p text:style-name="P74">game over panel window appears centre screen over everything</text:p>
            </text:list-item>
            <text:list-item>
              <text:p text:style-name="P74">game over screen elements</text:p>
              <text:list>
                <text:list-item>
                  <text:p text:style-name="P74">Game over text</text:p>
                </text:list-item>
                <text:list-item>
                  <text:p text:style-name="P74">new game button</text:p>
                </text:list-item>
                <text:list-item>
                  <text:p text:style-name="P74">main menu button</text:p>
                </text:list-item>
                <text:list-item>
                  <text:p text:style-name="P74">Player Score</text:p>
                  <text:list>
                    <text:list-item>
                      <text:p text:style-name="P74">different elements that contribute to score e.g.</text:p>
                      <text:list>
                        <text:list-item>
                          <text:p text:style-name="P74">Basic enemies killed</text:p>
                        </text:list-item>
                        <text:list-item>
                          <text:p text:style-name="P74">waves survived</text:p>
                        </text:list-item>
                        <text:list-item>
                          <text:p text:style-name="P74"><text:soft-page-break/>elites killed</text:p>
                        </text:list-item>
                        <text:list-item>
                          <text:p text:style-name="P74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5489631358062663212" text:style-name="L72">
        <text:list-item>
          <text:p text:style-name="P75">Scene loading / generation</text:p>
        </text:list-item>
      </text:list>
      <text:list xml:id="list5319970053699204913" text:style-name="L73">
        <text:list-item>
          <text:p text:style-name="P76">Fix scene load visual order / timing</text:p>
        </text:list-item>
        <text:list-item>
          <text:p text:style-name="P76">Implement load scene async system</text:p>
        </text:list-item>
        <text:list-item>
          <text:p text:style-name="P76">Implement loading bar / progress bar</text:p>
        </text:list-item>
      </text:list>
      <text:list xml:id="list9177764222093950980" text:style-name="L74">
        <text:list-item>
          <text:p text:style-name="P77">Implement + design details on game start properties</text:p>
          <text:list>
            <text:list-item>
              <text:p text:style-name="P77">how many resources does player start with?</text:p>
            </text:list-item>
            <text:list-item>
              <text:p text:style-name="P77">How many defenders?</text:p>
            </text:list-item>
            <text:list-item>
              <text:p text:style-name="P77">Which defenders?</text:p>
            </text:list-item>
            <text:list-item>
              <text:p text:style-name="P77">What positions do the defenders start in?</text:p>
            </text:list-item>
            <text:list-item>
              <text:p text:style-name="P77">Should spaceship area have some sandbags/cover around it</text:p>
            </text:list-item>
          </text:list>
        </text:list-item>
      </text:list>
      <text:p text:style-name="P1">Income System</text:p>
      <text:list xml:id="list3967530556933957648" text:style-name="L75">
        <text:list-item>
          <text:p text:style-name="P78">Design + implement details on income</text:p>
          <text:list>
            <text:list-item>
              <text:p text:style-name="P78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5280335403681904244" text:style-name="L76">
        <text:list-item>
          <text:p text:style-name="P79">Implement 'overwatch' ability</text:p>
        </text:list-item>
      </text:list>
      <text:p text:style-name="P1">Defenders</text:p>
      <text:list xml:id="list8479843396507029563" text:style-name="L77">
        <text:list-item>
          <text:p text:style-name="P80">Design + Implement Ranger</text:p>
          <text:list>
            <text:list-item>
              <text:p text:style-name="P80">Ranger abilities / passive traits designed + implemented</text:p>
            </text:list-item>
            <text:list-item>
              <text:p text:style-name="P80">ranger Weapons designed + implemented</text:p>
            </text:list-item>
            <text:list-item>
              <text:p text:style-name="P80">ranger properties / stats designed and tested</text:p>
            </text:list-item>
            <text:list-item>
              <text:p text:style-name="P80">Ranger button added to panel</text:p>
            </text:list-item>
          </text:list>
        </text:list-item>
        <text:list-item>
          <text:p text:style-name="P80">Design + Implement Engineer</text:p>
        </text:list-item>
        <text:list-item>
          <text:p text:style-name="P80"><text:soft-page-break/>Design + Implement Marksman</text:p>
        </text:list-item>
        <text:list-item>
          <text:p text:style-name="P80">Design + Implement Radioman</text:p>
        </text:list-item>
        <text:list-item>
          <text:p text:style-name="P80">Design + Implement Gatting Gunner</text:p>
        </text:list-item>
        <text:list-item>
          <text:p text:style-name="P80">Maybe can combine engineer and radioman into a single role OR</text:p>
        </text:list-item>
        <text:list-item>
          <text:p text:style-name="P80">Radio man should have good support abilities/passives (increase ally defense, mark targets, etc)</text:p>
        </text:list-item>
        <text:list-item>
          <text:p text:style-name="P80">Extra potential classes</text:p>
          <text:list>
            <text:list-item>
              <text:p text:style-name="P80">Medic</text:p>
            </text:list-item>
            <text:list-item>
              <text:p text:style-name="P80">Scout</text:p>
            </text:list-item>
            <text:list-item>
              <text:p text:style-name="P80">Sergeant</text:p>
            </text:list-item>
            <text:list-item>
              <text:p text:style-name="P80">Demolition Expert</text:p>
            </text:list-item>
            <text:list-item>
              <text:p text:style-name="P80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3T00:33:51.67</dc:date>
    <dc:creator>will black</dc:creator>
    <meta:editing-duration>P13DT3H9M1S</meta:editing-duration>
    <meta:editing-cycles>433</meta:editing-cycles>
    <meta:generator>OpenOffice/4.1.6$Win32 OpenOffice.org_project/416m1$Build-9790</meta:generator>
    <meta:document-statistic meta:table-count="0" meta:image-count="0" meta:object-count="0" meta:page-count="20" meta:paragraph-count="520" meta:word-count="3675" meta:character-count="21189"/>
  </office:meta>
</office:document-meta>
</file>